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5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93.5" calcext:value-type="float">
            <text:p>93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86.5" calcext:value-type="float">
            <text:p>86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 style:data-style-name="N2" text:time-value="18:21:15.5044282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08T18:21:36.469210043</dc:date>
    <meta:editing-duration>PT5H40M53S</meta:editing-duration>
    <meta:editing-cycles>46</meta:editing-cycles>
    <meta:generator>LibreOffice/6.0.7.3$Linux_X86_64 LibreOffice_project/00m0$Build-3</meta:generator>
    <meta:document-statistic meta:table-count="1" meta:cell-count="78" meta:object-count="0"/>
  </office:meta>
</office:document-meta>
</file>